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1" style:list-style-name="WWNum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ódigos de Respuesta HTTP</text:p>
      <text:h text:style-name="Heading_20_1" text:outline-level="1">1xx - Respuestas informativas</text:h>
      <text:list text:style-name="WWNum1">
        <text:list-item>
          <text:p text:style-name="P1">100: Continue: El servidor ha recibido los encabezados de la solicitud y el cliente debe proceder con el cuerpo de la solicitud.</text:p>
        </text:list-item>
        <text:list-item>
          <text:p text:style-name="P1">101: Switching Protocols: El servidor acepta cambiar el protocolo.</text:p>
        </text:list-item>
        <text:list-item>
          <text:p text:style-name="P1">102: Processing (WebDAV): El servidor ha recibido y está procesando la solicitud, pero aún no hay respuesta disponible.</text:p>
        </text:list-item>
        <text:list-item>
          <text:p text:style-name="P1">103: Early Hints: Se envían algunos encabezados antes de la respuesta final.</text:p>
        </text:list-item>
      </text:list>
      <text:h text:style-name="Heading_20_1" text:outline-level="1">2xx - Éxito</text:h>
      <text:list text:continue-numbering="true" text:style-name="WWNum1">
        <text:list-item>
          <text:p text:style-name="P1">200: OK: La solicitud fue exitosa.</text:p>
        </text:list-item>
        <text:list-item>
          <text:p text:style-name="P1">201: Created: El recurso fue creado exitosamente.</text:p>
        </text:list-item>
        <text:list-item>
          <text:p text:style-name="P1">202: Accepted: La solicitud fue aceptada para su procesamiento, pero aún no se completó.</text:p>
        </text:list-item>
        <text:list-item>
          <text:p text:style-name="P1">203: Non-Authoritative Information: La respuesta proviene de una fuente no autorizada.</text:p>
        </text:list-item>
        <text:list-item>
          <text:p text:style-name="P1">204: No Content: La solicitud fue exitosa pero no hay contenido para devolver.</text:p>
        </text:list-item>
        <text:list-item>
          <text:p text:style-name="P1">205: Reset Content: La solicitud fue exitosa y el cliente debe reiniciar la vista del documento.</text:p>
        </text:list-item>
        <text:list-item>
          <text:p text:style-name="P1">206: Partial Content: Respuesta parcial (usado en descargas con rangos).</text:p>
        </text:list-item>
        <text:list-item>
          <text:p text:style-name="P1">207: Multi-Status (WebDAV): Contiene múltiples códigos de estado.</text:p>
        </text:list-item>
        <text:list-item>
          <text:p text:style-name="P1">208: Already Reported (WebDAV): El recurso ya fue reportado anteriormente.</text:p>
        </text:list-item>
        <text:list-item>
          <text:p text:style-name="P1">226: IM Used: El servidor ha cumplido una solicitud GET para el recurso.</text:p>
        </text:list-item>
      </text:list>
      <text:h text:style-name="Heading_20_1" text:outline-level="1">3xx - Redirecciones</text:h>
      <text:list text:continue-numbering="true" text:style-name="WWNum1">
        <text:list-item>
          <text:p text:style-name="P1">300: Multiple Choices: Hay múltiples opciones para el recurso.</text:p>
        </text:list-item>
        <text:list-item>
          <text:p text:style-name="P1">301: Moved Permanently: El recurso ha sido movido permanentemente.</text:p>
        </text:list-item>
        <text:list-item>
          <text:p text:style-name="P1">302: Found: El recurso se encuentra temporalmente en otra ubicación.</text:p>
        </text:list-item>
        <text:list-item>
          <text:p text:style-name="P1">303: See Other: Ver otro recurso mediante GET.</text:p>
        </text:list-item>
        <text:list-item>
          <text:p text:style-name="P1">304: Not Modified: No ha cambiado desde la última solicitud.</text:p>
        </text:list-item>
        <text:list-item>
          <text:p text:style-name="P1">305: Use Proxy: Se debe acceder al recurso mediante un proxy.</text:p>
        </text:list-item>
        <text:list-item>
          <text:p text:style-name="P1">306: Switch Proxy: Código obsoleto.</text:p>
        </text:list-item>
        <text:list-item>
          <text:p text:style-name="P1">307: Temporary Redirect: Redirección temporal.</text:p>
        </text:list-item>
        <text:list-item>
          <text:p text:style-name="P1">308: Permanent Redirect: Redirección permanente.</text:p>
        </text:list-item>
      </text:list>
      <text:h text:style-name="Heading_20_1" text:outline-level="1"><text:soft-page-break/>4xx - Errores del cliente</text:h>
      <text:list text:continue-numbering="true" text:style-name="WWNum1">
        <text:list-item>
          <text:p text:style-name="P1">400: Bad Request: Solicitud mal formada.</text:p>
        </text:list-item>
        <text:list-item>
          <text:p text:style-name="P1">401: Unauthorized: Requiere autenticación.</text:p>
        </text:list-item>
        <text:list-item>
          <text:p text:style-name="P1">402: Payment Required: Reservado para uso futuro.</text:p>
        </text:list-item>
        <text:list-item>
          <text:p text:style-name="P1">403: Forbidden: Acceso denegado.</text:p>
        </text:list-item>
        <text:list-item>
          <text:p text:style-name="P1">404: Not Found: Recurso no encontrado.</text:p>
        </text:list-item>
        <text:list-item>
          <text:p text:style-name="P1">405: Method Not Allowed: Método no permitido.</text:p>
        </text:list-item>
        <text:list-item>
          <text:p text:style-name="P1">406: Not Acceptable: No puede responder con los valores aceptados.</text:p>
        </text:list-item>
        <text:list-item>
          <text:p text:style-name="P1">407: Proxy Authentication Required: Requiere autenticación con el proxy.</text:p>
        </text:list-item>
        <text:list-item>
          <text:p text:style-name="P1">408: Request Timeout: Tiempo de espera agotado.</text:p>
        </text:list-item>
        <text:list-item>
          <text:p text:style-name="P1">409: Conflict: Conflicto en la solicitud.</text:p>
        </text:list-item>
        <text:list-item>
          <text:p text:style-name="P1">451: Unavailable For Legal Reasons: No disponible por razones legales.</text:p>
        </text:list-item>
      </text:list>
      <text:h text:style-name="Heading_20_1" text:outline-level="1">5xx - Errores del servidor</text:h>
      <text:list text:continue-numbering="true" text:style-name="WWNum1">
        <text:list-item>
          <text:p text:style-name="P1">500: Internal Server Error: Error interno del servidor.</text:p>
        </text:list-item>
        <text:list-item>
          <text:p text:style-name="P1">501: Not Implemented: No implementado.</text:p>
        </text:list-item>
        <text:list-item>
          <text:p text:style-name="P1">502: Bad Gateway: Puerta de enlace incorrecta.</text:p>
        </text:list-item>
        <text:list-item>
          <text:p text:style-name="P1">503: Service Unavailable: Servicio no disponible.</text:p>
        </text:list-item>
        <text:list-item>
          <text:p text:style-name="P1">504: Gateway Timeout: Tiempo de espera agotado.</text:p>
        </text:list-item>
        <text:list-item>
          <text:p text:style-name="P1">505: HTTP Version Not Supported: Versión de HTTP no soportada.</text:p>
        </text:list-item>
        <text:list-item>
          <text:p text:style-name="P1">506: Variant Also Negotiates: Variante también negocia.</text:p>
        </text:list-item>
        <text:list-item>
          <text:p text:style-name="P1">507: Insufficient Storage (WebDAV): Almacenamiento insuficiente.</text:p>
        </text:list-item>
        <text:list-item>
          <text:p text:style-name="P1">508: Loop Detected (WebDAV): Bucle detectado.</text:p>
        </text:list-item>
        <text:list-item>
          <text:p text:style-name="P1">510: Not Extended: Requiere extensiones adicionales.</text:p>
        </text:list-item>
        <text:list-item>
          <text:p text:style-name="P1">511: Network Authentication Required: Requiere autenticación de r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6-20T11:58:56.681000000</dc:date>
    <meta:editing-duration>PT58M38S</meta:editing-duration>
    <meta:generator>LibreOffice/24.8.7.2$Windows_X86_64 LibreOffice_project/e07d0a63a46349d29051da79b1fde8160bab2a89</meta:generator>
    <meta:document-statistic meta:table-count="0" meta:image-count="0" meta:object-count="0" meta:page-count="2" meta:paragraph-count="51" meta:word-count="462" meta:character-count="2898" meta:non-whitespace-character-count="2532"/>
    <meta:user-defined meta:name="AppVersion">14.0000</meta:user-defined>
    <meta:template xlink:type="simple" xlink:actuate="onRequest" xlink:title="Normal.dotm" xlink:href=""/>
  </office:meta>
</office:document-meta>
</file>